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Blockchain</text:p>
      <text:p text:style-name="Standard">NFT marketplace on the Ethereum blockchain. <text:s/>Secure, transparent, and efficient platform for trading digital collectibles. <text:s/>Platform will cater artists, collectors, and enthusiasts, providing them with a seamless experience for creating, buying, selling, and trading NFTs.</text:p>
      <text:p text:style-name="Standard"/>
      <text:p text:style-name="Standard">Secure and Efficient NFT Marketplace Smart Contract (ERC-721)</text:p>
      <text:p text:style-name="Standard">This repository provides a production-ready Solidity smart contract for an NFT (Non-Fungible Token) marketplace deployed on Amazon Managed Blockchain.</text:p>
      <text:p text:style-name="Standard">Key Features:</text:p>
      <text:p text:style-name="Standard">Implements ERC-721 standard for non-fungible tokens, ensuring unique and verifiable ownership of digital assets.</text:p>
      <text:p text:style-name="Standard">Optimized for security and efficiency, enabling seamless NFT creation, management, and transfer within the marketplace.</text:p>
      <text:p text:style-name="Standard">Target Audience:</text:p>
      <text:p text:style-name="Standard">Experienced Solidity developers seeking to integrate secure NFT functionalities into their blockchain applications.</text:p>
      <text:p text:style-name="Standard">Getting Started:</text:p>
      <text:p text:style-name="Standard">Clone the repository.</text:p>
      <text:p text:style-name="Standard">The /contract directory holds the well-structured and documented Solidity code for the smart contract.</text:p>
      <text:p text:style-name="Standard">Integrate this contract with your existing NFT marketplace applicat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4:13:40.223163844</meta:creation-date>
    <dc:date>2024-06-04T14:44:47.812363305</dc:date>
    <meta:editing-duration>PT20M53S</meta:editing-duration>
    <meta:editing-cycles>1</meta:editing-cycles>
    <meta:document-statistic meta:table-count="0" meta:image-count="0" meta:object-count="0" meta:page-count="1" meta:paragraph-count="13" meta:word-count="138" meta:character-count="1080" meta:non-whitespace-character-count="953"/>
    <meta:generator>LibreOffice/7.3.7.2$Linux_X86_64 LibreOffice_project/30$Build-2</meta:generator>
  </office:meta>
</office:document-meta>
</file>